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7c0" officeooo:paragraph-rsid="001be7c0"/>
    </style:style>
    <style:style style:name="P2" style:family="paragraph" style:parent-style-name="Standard">
      <style:text-properties officeooo:rsid="001cef8e" officeooo:paragraph-rsid="001cef8e"/>
    </style:style>
    <style:style style:name="P3" style:family="paragraph" style:parent-style-name="Standard">
      <style:text-properties officeooo:rsid="001cef8e" officeooo:paragraph-rsid="001d0d1b"/>
    </style:style>
    <style:style style:name="P4" style:family="paragraph" style:parent-style-name="Standard">
      <style:text-properties officeooo:rsid="001cef8e" officeooo:paragraph-rsid="001e3e4f"/>
    </style:style>
    <style:style style:name="P5" style:family="paragraph" style:parent-style-name="Standard">
      <style:text-properties officeooo:rsid="001d0d1b" officeooo:paragraph-rsid="001d0d1b"/>
    </style:style>
    <style:style style:name="P6" style:family="paragraph" style:parent-style-name="Standard">
      <style:text-properties officeooo:rsid="001e3e4f" officeooo:paragraph-rsid="001e3e4f"/>
    </style:style>
    <style:style style:name="P7" style:family="paragraph" style:parent-style-name="Standard">
      <style:text-properties officeooo:rsid="001e3e4f" officeooo:paragraph-rsid="001e3e4f"/>
    </style:style>
    <style:style style:name="P8" style:family="paragraph" style:parent-style-name="Standard">
      <style:text-properties officeooo:rsid="0022c842" officeooo:paragraph-rsid="0022c842"/>
    </style:style>
    <style:style style:name="P9" style:family="paragraph" style:parent-style-name="Standard">
      <style:paragraph-properties fo:break-before="page"/>
      <style:text-properties officeooo:rsid="0022c842" officeooo:paragraph-rsid="0022c842"/>
    </style:style>
    <style:style style:name="T1" style:family="text">
      <style:text-properties officeooo:rsid="001d0d1b"/>
    </style:style>
    <style:style style:name="T2" style:family="text">
      <style:text-properties officeooo:rsid="001e3e4f"/>
    </style:style>
    <style:style style:name="T3" style:family="text">
      <style:text-properties officeooo:rsid="0020f3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bstract</text:p>
      <text:p text:style-name="P1"/>
      <text:p text:style-name="P1"><text:span text:style-name="T3">1) </text:span>Einleitung</text:p>
      <text:p text:style-name="P1"/>
      <text:p text:style-name="P1"><text:span text:style-name="T3">2) </text:span>Related Work</text:p>
      <text:p text:style-name="P1"/>
      <text:p text:style-name="P2"><text:span text:style-name="T3">3) </text:span>Analyse der Gefahren <text:span text:style-name="T1">(jeweils unter Betrachtung der IT-Sec Grundsätze CIA)</text:span></text:p>
      <text:p text:style-name="P2"/>
      <text:p text:style-name="P2"><text:tab/><text:span text:style-name="T3">3.1) Allgemeine Gefahren bei Netzwerkinfrastrukturen</text:span></text:p>
      <text:p text:style-name="P2"><text:tab/><text:tab/><text:span text:style-name="T1">#sehr kurz gehalten, Überblick</text:span></text:p>
      <text:p text:style-name="P2"><text:tab/><text:tab/><text:span text:style-name="T1">#soll die Verwendungsmöglichkeiten “gehackter” Infrastrukturen</text:span></text:p>
      <text:p text:style-name="P2"><text:tab/><text:tab/> <text:s/><text:span text:style-name="T1">und somit auch die Motivation wiedergeben</text:span></text:p>
      <text:p text:style-name="P2"/>
      <text:p text:style-name="P2"/>
      <text:p text:style-name="P2"><text:tab/><text:span text:style-name="T3">3.2) Spezielle </text:span>Gefahren für den physischen Host ausgehend von den virtuellen Maschinen</text:p>
      <text:p text:style-name="P2"><text:tab/><text:tab/><text:span text:style-name="T1">#welche “direkten” Angriffsmöglichkeiten existieren</text:span></text:p>
      <text:p text:style-name="P2"><text:tab/><text:tab/><text:span text:style-name="T1">#Netzwerk-Angriffe vernachlässigen da kein Unterschied zu allg. IT-Sec</text:span></text:p>
      <text:p text:style-name="P2"/>
      <text:p text:style-name="P2"/>
      <text:p text:style-name="P2"><text:tab/><text:span text:style-name="T3">3.3) Spezielle </text:span>Gefahren für die virtuellen Maschinen ausgehend vom physischen Host</text:p>
      <text:p text:style-name="P3"><text:tab/><text:tab/><text:span text:style-name="T1">#wie bei vorherigem Punkt</text:span></text:p>
      <text:p text:style-name="P2"/>
      <text:p text:style-name="P2"><text:tab/><text:span text:style-name="T3">3.4) [optional] evtl zusätzliche Risiken (SideChannelAttacks, VM2VM..)</text:span></text:p>
      <text:p text:style-name="P2"/>
      <text:p text:style-name="P2"/>
      <text:p text:style-name="P2"><text:span text:style-name="T3">4) </text:span>Vermeidung der Gefahren</text:p>
      <text:p text:style-name="P2"/>
      <text:p text:style-name="P2"><text:tab/><text:span text:style-name="T3">4.1) </text:span>Allgemein</text:p>
      <text:p text:style-name="P2"><text:tab/><text:tab/><text:span text:style-name="T2">#wiederum nur kurz aber:</text:span></text:p>
      <text:p text:style-name="P4"><text:tab/><text:tab/><text:tab/><text:span text:style-name="T2">Security by Design (spielt bei VNE eine große Rolle)</text:span></text:p>
      <text:p text:style-name="P6"><text:tab/><text:tab/><text:tab/>ausführlicher</text:p>
      <text:p text:style-name="P2"><text:tab/></text:p>
      <text:p text:style-name="P2"/>
      <text:p text:style-name="P4"><text:tab/><text:span text:style-name="T3">4.2) Angriff: </text:span>Guest → Host</text:p>
      <text:p text:style-name="P2"><text:tab/><text:tab/><text:span text:style-name="T2">#Bspw.: Vermeidung von BufferOverflowAttacks via ASLR</text:span></text:p>
      <text:p text:style-name="P2"><text:tab/><text:tab/><text:span text:style-name="T2">#kein shared memory</text:span></text:p>
      <text:p text:style-name="P2"><text:tab/><text:tab/>...</text:p>
      <text:p text:style-name="P2"/>
      <text:p text:style-name="P2"/>
      <text:p text:style-name="P4"><text:tab/><text:span text:style-name="T3">4.3) Angriff: </text:span>Host → Guest</text:p>
      <text:p text:style-name="P2"><text:tab/><text:tab/><text:span text:style-name="T2">#Zugriffsrechte für VM-spezifische Informationen limitieren</text:span></text:p>
      <text:p text:style-name="P2"/>
      <text:p text:style-name="P2"><text:tab/><text:span text:style-name="T3">4.4) [optional]</text:span></text:p>
      <text:p text:style-name="P2"/>
      <text:p text:style-name="P2"/>
      <text:p text:style-name="P5"><text:span text:style-name="T3">5) </text:span>Schlussfolgerung und Aussicht</text:p>
      <text:p text:style-name="P5"/>
      <text:p text:style-name="P6">Quellenangaben</text:p>
      <text:p text:style-name="P9">Fragen:</text:p>
      <text:p text:style-name="P8"/>
      <text:p text:style-name="P8">Da der Titel sehr allgemein ist, stellt sich die Frage der Fokusierung.</text:p>
      <text:p text:style-name="P8">Allgemein &amp; breit<text:tab/><text:tab/>→ Abdeckung aller relevante Themen</text:p>
      <text:p text:style-name="P8">Spezialisiert &amp; tief<text:tab/><text:tab/>→ rein (S)V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21:01:19.479699220</meta:creation-date>
    <dc:date>2016-12-02T16:45:18.287439439</dc:date>
    <meta:editing-duration>PT2H3M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33" meta:word-count="162" meta:character-count="1263" meta:non-whitespace-character-count="1092"/>
  </office:meta>
</office:document-meta>
</file>